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99pt solid #000000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Folder name</text:p>
          </table:table-cell>
          <table:table-cell table:style-name="ce3" office:value-type="string" calcext:value-type="string">
            <text:p>Stor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w Poly Furniture</text:p>
          </table:table-cell>
          <table:table-cell office:value-type="string" calcext:value-type="string">
            <text:p>Low Poly Simple Furniture FREE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furniture/low-poly-simple-furniture-free-240197" xlink:type="simple">https://assetstore.unity.com/packages/3d/props/furniture/low-poly-simple-furniture-free-240197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wPolyDungeonsLite</text:p>
          </table:table-cell>
          <table:table-cell office:value-type="string" calcext:value-type="string">
            <text:p>Low Poly Dungeons Lite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environments/dungeons/low-poly-dungeons-lite-177937" xlink:type="simple">https://assetstore.unity.com/packages/3d/environments/dungeons/low-poly-dungeons-lite-177937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wPolyMedievalPropsLite</text:p>
          </table:table-cell>
          <table:table-cell office:value-type="string" calcext:value-type="string">
            <text:p>Low Poly Simple Medieval Props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low-poly-simple-medieval-props-258397" xlink:type="simple">https://assetstore.unity.com/packages/3d/props/low-poly-simple-medieval-props-258397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XOPHOBIC</text:p>
          </table:table-cell>
          <table:table-cell office:value-type="string" calcext:value-type="string">
            <text:p>FREE Skybox Extended Shader</text:p>
          </table:table-cell>
          <table:table-cell office:value-type="string" calcext:value-type="string">
            <text:p>Skybox asset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https://assetstore.unity.com/packages/vfx/shaders/free-skybox-extended-shader-1074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ly Halloween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poly-halloween-236625" xlink:type="simple">https://assetstore.unity.com/packages/3d/props/poly-halloween-236625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ow Poly Ultimate Pack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50 USD (100 without discount)</text:p>
          </table:table-cell>
          <table:table-cell office:value-type="string" calcext:value-type="string">
            <text:p><text:a xlink:href="https://assetstore.unity.com/packages/3d/props/low-poly-ultimate-pack-54733" xlink:type="simple">https://assetstore.unity.com/packages/3d/props/low-poly-ultimate-pack-54733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D Casual UI</text:p>
          </table:table-cell>
          <table:table-cell office:value-type="string" calcext:value-type="string">
            <text:p>2D Casual UI HD</text:p>
          </table:table-cell>
          <table:table-cell office:value-type="string" calcext:value-type="string">
            <text:p>UI Sprite kit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2d/gui/icons/2d-casual-ui-hd-82080" xlink:type="simple">https://assetstore.unity.com/packages/2d/gui/icons/2d-casual-ui-hd-82080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imple Scroll-Snap</text:p>
          </table:table-cell>
          <table:table-cell office:value-type="string" calcext:value-type="string">
            <text:p>Code asset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https://assetstore.unity.com/packages/tools/gui/simple-scroll-snap-1408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.00.0000</text:date>, <text:time style:data-style-name="N2" text:time-value="00:32:32.561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31T00:33:50.914000000</dc:date>
    <meta:editing-duration>PT2H3M2S</meta:editing-duration>
    <meta:editing-cycles>9</meta:editing-cycles>
    <meta:generator>LibreOffice/7.2.2.2$Windows_X86_64 LibreOffice_project/02b2acce88a210515b4a5bb2e46cbfb63fe97d56</meta:generator>
    <meta:document-statistic meta:table-count="1" meta:cell-count="65" meta:object-count="0"/>
  </office:meta>
</office:document-meta>
</file>